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.5pt" style:font-name-asian="Courier New1" style:font-size-asian="10.5pt" style:font-name-complex="Courier New1" style:font-size-complex="10.5pt" fo:background-color="#ffffff"/>
    </style:style>
    <style:style style:name="P2" style:family="paragraph" style:parent-style-name="Standard" style:master-page-name="Standard">
      <style:paragraph-properties style:page-number="1"/>
    </style:style>
    <style:style style:name="T1" style:family="text">
      <style:text-properties style:font-name="Courier New" fo:font-size="10.5pt" style:font-name-asian="Courier New1" style:font-size-asian="10.5pt" style:font-name-complex="Courier New1" style:font-size-complex="10.5pt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import java.util.*;</text:span></text:p>
      <text:p text:style-name="Standard"><text:span text:style-name="T1">//Aim: To implement Decision Tree algorithm in java</text:span></text:p>
      <text:p text:style-name="Standard"><text:span text:style-name="T1">class tree</text:span></text:p>
      <text:p text:style-name="Standard"><text:span text:style-name="T1">{</text:span></text:p>
      <text:p text:style-name="Standard"><text:span text:style-name="T1">public double hd;</text:span></text:p>
      <text:p text:style-name="Standard"><text:span text:style-name="T1">public double p;</text:span></text:p>
      <text:p text:style-name="Standard"><text:span text:style-name="T1">char ch;</text:span></text:p>
      <text:p text:style-name="Standard"><text:span text:style-name="T1">String parent;</text:span></text:p>
      <text:p text:style-name="Standard"><text:span text:style-name="T1">tree(char c,int x)</text:span></text:p>
      <text:p text:style-name="Standard"><text:span text:style-name="T1">{</text:span></text:p>
      <text:p text:style-name="Standard"><text:span text:style-name="T1">ch=c;</text:span></text:p>
      <text:p text:style-name="Standard"><text:span text:style-name="T1">if(x==1)</text:span></text:p>
      <text:p text:style-name="Standard"><text:span text:style-name="T1">parent="outlook";</text:span></text:p>
      <text:p text:style-name="Standard"><text:span text:style-name="T1">else if(x==2)</text:span></text:p>
      <text:p text:style-name="Standard"><text:span text:style-name="T1">parent="temperature";</text:span></text:p>
      <text:p text:style-name="Standard"><text:span text:style-name="T1">else if(x==3)</text:span></text:p>
      <text:p text:style-name="Standard"><text:span text:style-name="T1">parent="humidity";</text:span></text:p>
      <text:p text:style-name="Standard"><text:span text:style-name="T1">else if(x==4)</text:span></text:p>
      <text:p text:style-name="Standard"><text:span text:style-name="T1">parent="windy";</text:span></text:p>
      <text:p text:style-name="Standard"><text:span text:style-name="T1">}</text:span></text:p>
      <text:p text:style-name="Standard"><text:soft-page-break/><text:span text:style-name="T1">}</text:span></text:p>
      <text:p text:style-name="Standard"><text:span text:style-name="T1"><text:s/></text:span></text:p>
      <text:p text:style-name="Standard"><text:span text:style-name="T1">class d_tree</text:span></text:p>
      <text:p text:style-name="Standard"><text:span text:style-name="T1">{</text:span></text:p>
      <text:p text:style-name="Standard"><text:span text:style-name="T1">static char outlook[]={'S','S','O','R','R','R','O','S','S','R','S','O','O','R'};</text:span></text:p>
      <text:p text:style-name="Standard"><text:span text:style-name="T1">static char temperature[]={'B','B','B','M','C','C','C','M','C','M','M','M','B','M'};</text:span></text:p>
      <text:p text:style-name="Standard"><text:span text:style-name="T1">static char humidity[]={'H','H','H','H','N','N','N','H','N','N','N','H','N','H'};</text:span></text:p>
      <text:p text:style-name="Standard"><text:span text:style-name="T1">static char windy[]={'F','T','F','F','F','T','T','F','F','F','T','T','F','T'};</text:span></text:p>
      <text:p text:style-name="Standard"><text:span text:style-name="T1">static char class1[]={'N','N','P','P','P','N','P','N','P','P','P','P','P','N'};</text:span></text:p>
      <text:p text:style-name="Standard"><text:span text:style-name="T1">static double G1,G2,G3,G4;</text:span></text:p>
      <text:p text:style-name="Standard"><text:span text:style-name="T1">static double HD;</text:span></text:p>
      <text:p text:style-name="Standard"><text:span text:style-name="T1">static double play=9.0/14.0;</text:span></text:p>
      <text:p text:style-name="Standard"><text:span text:style-name="T1">static double nplay=5.0/14.0;</text:span></text:p>
      <text:p text:style-name="Standard"><text:span text:style-name="T1">static double temp1,temp2;</text:span></text:p>
      <text:p text:style-name="Standard"><text:span text:style-name="T1">static int row=0,column=0;</text:span></text:p>
      <text:p text:style-name="Standard"><text:span text:style-name="T1">static char classify[][]=new char[10][10];</text:span></text:p>
      <text:p text:style-name="P1"/>
      <text:p text:style-name="Standard"><text:span text:style-name="T1">static tree cal_hd(tree t,int choice)</text:span></text:p>
      <text:p text:style-name="Standard"><text:span text:style-name="T1">{</text:span></text:p>
      <text:p text:style-name="Standard"><text:span text:style-name="T1">double count1=0,count2=0;</text:span></text:p>
      <text:p text:style-name="Standard"><text:span text:style-name="T1">if(choice==1)</text:span></text:p>
      <text:p text:style-name="Standard"><text:soft-page-break/><text:span text:style-name="T1">{for(int i=0;i&lt;14;++i)</text:span></text:p>
      <text:p text:style-name="Standard"><text:span text:style-name="T1">{if(t.ch==outlook[i] &amp;&amp; class1[i]=='P')</text:span></text:p>
      <text:p text:style-name="Standard"><text:span text:style-name="T1">++count1;</text:span></text:p>
      <text:p text:style-name="Standard"><text:span text:style-name="T1">else</text:span></text:p>
      <text:p text:style-name="Standard"><text:span text:style-name="T1">if(t.ch==outlook[i] &amp;&amp; class1[i]=='N')</text:span></text:p>
      <text:p text:style-name="Standard"><text:span text:style-name="T1">++count2;</text:span></text:p>
      <text:p text:style-name="Standard"><text:span text:style-name="T1">}}</text:span></text:p>
      <text:p text:style-name="P1"/>
      <text:p text:style-name="Standard"><text:span text:style-name="T1">if(choice==2)</text:span></text:p>
      <text:p text:style-name="Standard"><text:span text:style-name="T1">{for(int i=0;i&lt;14;++i)</text:span></text:p>
      <text:p text:style-name="Standard"><text:span text:style-name="T1">{if(t.ch==temperature[i] &amp;&amp; class1[i]=='P')</text:span></text:p>
      <text:p text:style-name="Standard"><text:span text:style-name="T1">++count1;</text:span></text:p>
      <text:p text:style-name="Standard"><text:span text:style-name="T1">else</text:span></text:p>
      <text:p text:style-name="Standard"><text:span text:style-name="T1">if(t.ch==temperature[i] &amp;&amp; class1[i]=='N')</text:span></text:p>
      <text:p text:style-name="Standard"><text:span text:style-name="T1">++count2;</text:span></text:p>
      <text:p text:style-name="Standard"><text:span text:style-name="T1">}}</text:span></text:p>
      <text:p text:style-name="P1"/>
      <text:p text:style-name="Standard"><text:span text:style-name="T1">if(choice==3)</text:span></text:p>
      <text:p text:style-name="Standard"><text:span text:style-name="T1">{for(int i=0;i&lt;14;++i)</text:span></text:p>
      <text:p text:style-name="Standard"><text:span text:style-name="T1">{if(t.ch==humidity[i] &amp;&amp; class1[i]=='P')</text:span></text:p>
      <text:p text:style-name="Standard"><text:span text:style-name="T1">++count1;</text:span></text:p>
      <text:p text:style-name="Standard"><text:soft-page-break/><text:span text:style-name="T1">else</text:span></text:p>
      <text:p text:style-name="Standard"><text:span text:style-name="T1">if(t.ch==humidity[i] &amp;&amp; class1[i]=='N')</text:span></text:p>
      <text:p text:style-name="Standard"><text:span text:style-name="T1">++count2;</text:span></text:p>
      <text:p text:style-name="Standard"><text:span text:style-name="T1">}}</text:span></text:p>
      <text:p text:style-name="P1"/>
      <text:p text:style-name="Standard"><text:span text:style-name="T1">if(choice==4)</text:span></text:p>
      <text:p text:style-name="Standard"><text:span text:style-name="T1">{for(int i=0;i&lt;14;++i)</text:span></text:p>
      <text:p text:style-name="Standard"><text:span text:style-name="T1">{if(t.ch==windy[i] &amp;&amp; class1[i]=='P')</text:span></text:p>
      <text:p text:style-name="Standard"><text:span text:style-name="T1">++count1;</text:span></text:p>
      <text:p text:style-name="Standard"><text:span text:style-name="T1">else</text:span></text:p>
      <text:p text:style-name="Standard"><text:span text:style-name="T1">if(t.ch==windy[i] &amp;&amp; class1[i]=='N')</text:span></text:p>
      <text:p text:style-name="Standard"><text:span text:style-name="T1">++count2;</text:span></text:p>
      <text:p text:style-name="Standard"><text:span text:style-name="T1">}}</text:span></text:p>
      <text:p text:style-name="P1"/>
      <text:p text:style-name="Standard"><text:span text:style-name="T1">temp1=count1/(count1+count2);</text:span></text:p>
      <text:p text:style-name="Standard"><text:span text:style-name="T1">temp2=count2/(count1+count2);</text:span></text:p>
      <text:p text:style-name="Standard"><text:span text:style-name="T1">t.p=(count1+count2)/14;</text:span></text:p>
      <text:p text:style-name="P1"/>
      <text:p text:style-name="Standard"><text:span text:style-name="T1">if(temp1==0 || temp2==0)</text:span></text:p>
      <text:p text:style-name="Standard"><text:span text:style-name="T1">t.hd=0;</text:span></text:p>
      <text:p text:style-name="Standard"><text:span text:style-name="T1">else</text:span></text:p>
      <text:p text:style-name="Standard"><text:soft-page-break/><text:span text:style-name="T1">t.hd=temp1*(Math.log(1/temp1)/Math.log(10))+temp2*(Math.log(1/temp2)/Math.log(10));</text:span></text:p>
      <text:p text:style-name="P1"/>
      <text:p text:style-name="Standard"><text:span text:style-name="T1">return t;</text:span></text:p>
      <text:p text:style-name="Standard"><text:span text:style-name="T1">}</text:span></text:p>
      <text:p text:style-name="P1"/>
      <text:p text:style-name="Standard"><text:span text:style-name="T1">static int check_if_equal(char ca[][],int cnt)</text:span></text:p>
      <text:p text:style-name="Standard"><text:span text:style-name="T1">{</text:span></text:p>
      <text:p text:style-name="Standard"><text:span text:style-name="T1">int count1=0,count2=0,count3=0;</text:span></text:p>
      <text:p text:style-name="Standard"><text:span text:style-name="T1">char c1=ca[0][0],c2=ca[0][1],c3=ca[0][2];</text:span></text:p>
      <text:p text:style-name="P1"/>
      <text:p text:style-name="Standard"><text:span text:style-name="T1">for(int i=0;i&lt;cnt;++i)</text:span></text:p>
      <text:p text:style-name="Standard"><text:span text:style-name="T1">{</text:span></text:p>
      <text:p text:style-name="Standard"><text:span text:style-name="T1">if(ca[i][0]==c1)</text:span></text:p>
      <text:p text:style-name="Standard"><text:span text:style-name="T1">++count1;</text:span></text:p>
      <text:p text:style-name="P1"/>
      <text:p text:style-name="Standard"><text:span text:style-name="T1">if(ca[i][1]==c2)</text:span></text:p>
      <text:p text:style-name="Standard"><text:span text:style-name="T1">++count2;</text:span></text:p>
      <text:p text:style-name="P1"/>
      <text:p text:style-name="Standard"><text:span text:style-name="T1">if(ca[i][2]==c3)</text:span></text:p>
      <text:p text:style-name="Standard"><text:span text:style-name="T1">++count3;</text:span></text:p>
      <text:p text:style-name="Standard"><text:span text:style-name="T1">}</text:span></text:p>
      <text:p text:style-name="P1"><text:soft-page-break/></text:p>
      <text:p text:style-name="Standard"><text:span text:style-name="T1">if(count1==cnt)</text:span></text:p>
      <text:p text:style-name="Standard"><text:span text:style-name="T1">return 0;</text:span></text:p>
      <text:p text:style-name="Standard"><text:span text:style-name="T1">else</text:span></text:p>
      <text:p text:style-name="Standard"><text:span text:style-name="T1">if(count2==cnt)</text:span></text:p>
      <text:p text:style-name="Standard"><text:span text:style-name="T1">return 1;</text:span></text:p>
      <text:p text:style-name="Standard"><text:span text:style-name="T1">else</text:span></text:p>
      <text:p text:style-name="Standard"><text:span text:style-name="T1">if(count3==cnt)</text:span></text:p>
      <text:p text:style-name="Standard"><text:span text:style-name="T1">return 2;</text:span></text:p>
      <text:p text:style-name="Standard"><text:span text:style-name="T1">else</text:span></text:p>
      <text:p text:style-name="Standard"><text:span text:style-name="T1">return -1;</text:span></text:p>
      <text:p text:style-name="Standard"><text:span text:style-name="T1">}</text:span></text:p>
      <text:p text:style-name="P1"/>
      <text:p text:style-name="Standard"><text:span text:style-name="T1">static void compute(char ch)</text:span></text:p>
      <text:p text:style-name="Standard"><text:span text:style-name="T1">{</text:span></text:p>
      <text:p text:style-name="Standard"><text:span text:style-name="T1">char ca1[][]=new char[10][10];</text:span></text:p>
      <text:p text:style-name="Standard"><text:span text:style-name="T1">char ca2[][]=new char[10][10];</text:span></text:p>
      <text:p text:style-name="Standard"><text:span text:style-name="T1">char ca3[][]=new char[10][10];</text:span></text:p>
      <text:p text:style-name="Standard"><text:span text:style-name="T1">int cnt1=0;</text:span></text:p>
      <text:p text:style-name="Standard"><text:span text:style-name="T1">int cnt2=0;</text:span></text:p>
      <text:p text:style-name="Standard"><text:span text:style-name="T1">for(int i=0;i&lt;14;++i)</text:span></text:p>
      <text:p text:style-name="Standard"><text:soft-page-break/><text:span text:style-name="T1">{</text:span></text:p>
      <text:p text:style-name="Standard"><text:span text:style-name="T1">if(outlook[i]==ch)</text:span></text:p>
      <text:p text:style-name="Standard"><text:span text:style-name="T1">{</text:span></text:p>
      <text:p text:style-name="Standard"><text:span text:style-name="T1">ca1[cnt1][0]=temperature[i];</text:span></text:p>
      <text:p text:style-name="Standard"><text:span text:style-name="T1">ca1[cnt1][1]=humidity[i];</text:span></text:p>
      <text:p text:style-name="Standard"><text:span text:style-name="T1">ca1[cnt1][2]=windy[i];</text:span></text:p>
      <text:p text:style-name="Standard"><text:span text:style-name="T1">ca1[cnt1][3]=class1[i];</text:span></text:p>
      <text:p text:style-name="Standard"><text:span text:style-name="T1">++cnt1;</text:span></text:p>
      <text:p text:style-name="Standard"><text:span text:style-name="T1">}</text:span></text:p>
      <text:p text:style-name="Standard"><text:span text:style-name="T1">}</text:span></text:p>
      <text:p text:style-name="P1"/>
      <text:p text:style-name="Standard"><text:span text:style-name="T1">int check1=0,check2=0;</text:span></text:p>
      <text:p text:style-name="P1"/>
      <text:p text:style-name="Standard"><text:span text:style-name="T1">for(int i=0;i&lt;cnt1;++i)</text:span></text:p>
      <text:p text:style-name="Standard"><text:span text:style-name="T1">{</text:span></text:p>
      <text:p text:style-name="Standard"><text:span text:style-name="T1">if(ca1[i][3]=='P')</text:span></text:p>
      <text:p text:style-name="Standard"><text:span text:style-name="T1">++check1;</text:span></text:p>
      <text:p text:style-name="Standard"><text:span text:style-name="T1">else</text:span></text:p>
      <text:p text:style-name="Standard"><text:span text:style-name="T1">if(ca1[i][3]=='N')</text:span></text:p>
      <text:p text:style-name="Standard"><text:span text:style-name="T1">++check2;</text:span></text:p>
      <text:p text:style-name="Standard"><text:span text:style-name="T1">if(check1==cnt1)</text:span></text:p>
      <text:p text:style-name="Standard"><text:soft-page-break/><text:span text:style-name="T1">{</text:span></text:p>
      <text:p text:style-name="Standard"><text:span text:style-name="T1">classify[row][column++]=ch;</text:span></text:p>
      <text:p text:style-name="Standard"><text:span text:style-name="T1">classify[row][column++]='P';</text:span></text:p>
      <text:p text:style-name="Standard"><text:span text:style-name="T1">System.out.print("---------&gt;PLAY");</text:span></text:p>
      <text:p text:style-name="Standard"><text:span text:style-name="T1">return;</text:span></text:p>
      <text:p text:style-name="Standard"><text:span text:style-name="T1">}</text:span></text:p>
      <text:p text:style-name="Standard"><text:span text:style-name="T1">else</text:span></text:p>
      <text:p text:style-name="Standard"><text:span text:style-name="T1">if(check2==cnt1)</text:span></text:p>
      <text:p text:style-name="Standard"><text:span text:style-name="T1">{</text:span></text:p>
      <text:p text:style-name="Standard"><text:span text:style-name="T1">classify[row][column++]=ch;</text:span></text:p>
      <text:p text:style-name="Standard"><text:span text:style-name="T1">classify[row][column++]='N';</text:span></text:p>
      <text:p text:style-name="Standard"><text:span text:style-name="T1">System.out.print("---------&gt;NO PLAY");</text:span></text:p>
      <text:p text:style-name="Standard"><text:span text:style-name="T1">return;</text:span></text:p>
      <text:p text:style-name="Standard"><text:span text:style-name="T1">}</text:span></text:p>
      <text:p text:style-name="Standard"><text:span text:style-name="T1">}</text:span></text:p>
      <text:p text:style-name="P1"/>
      <text:p text:style-name="Standard"><text:span text:style-name="T1">//end of for loop</text:span></text:p>
      <text:p text:style-name="P1"/>
      <text:p text:style-name="Standard"><text:span text:style-name="T1">/*System.out.println("The array containing outlook value ch");</text:span></text:p>
      <text:p text:style-name="Standard"><text:span text:style-name="T1">for(int i=0;i&lt;9;++i)</text:span></text:p>
      <text:p text:style-name="Standard"><text:span text:style-name="T1">{</text:span></text:p>
      <text:p text:style-name="Standard"><text:soft-page-break/><text:span text:style-name="T1">for(int j=0;j&lt;9;++j)</text:span></text:p>
      <text:p text:style-name="Standard"><text:span text:style-name="T1">{</text:span></text:p>
      <text:p text:style-name="Standard"><text:span text:style-name="T1">System.out.print(" "+ca1[i][j]);</text:span></text:p>
      <text:p text:style-name="Standard"><text:span text:style-name="T1">}</text:span></text:p>
      <text:p text:style-name="Standard"><text:span text:style-name="T1">System.out.println();</text:span></text:p>
      <text:p text:style-name="Standard"><text:span text:style-name="T1">}</text:span></text:p>
      <text:p text:style-name="Standard"><text:span text:style-name="T1">*/</text:span></text:p>
      <text:p text:style-name="P1"/>
      <text:p text:style-name="P1"/>
      <text:p text:style-name="P1"/>
      <text:p text:style-name="Standard"><text:span text:style-name="T1">//The array containing outlook value ch and class1=P</text:span></text:p>
      <text:p text:style-name="Standard"><text:span text:style-name="T1">cnt1=0;</text:span></text:p>
      <text:p text:style-name="Standard"><text:span text:style-name="T1">for(int i=0;i&lt;10;++i)</text:span></text:p>
      <text:p text:style-name="Standard"><text:span text:style-name="T1">{</text:span></text:p>
      <text:p text:style-name="Standard"><text:span text:style-name="T1">if(ca1[i][3]=='P')</text:span></text:p>
      <text:p text:style-name="Standard"><text:span text:style-name="T1">{</text:span></text:p>
      <text:p text:style-name="Standard"><text:span text:style-name="T1">ca2[cnt1][0]=ca1[i][0];</text:span></text:p>
      <text:p text:style-name="Standard"><text:span text:style-name="T1">ca2[cnt1][1]=ca1[i][1];</text:span></text:p>
      <text:p text:style-name="Standard"><text:span text:style-name="T1">ca2[cnt1][2]=ca1[i][2];</text:span></text:p>
      <text:p text:style-name="Standard"><text:span text:style-name="T1">ca2[cnt1][3]=ca1[i][3];</text:span></text:p>
      <text:p text:style-name="Standard"><text:span text:style-name="T1">++cnt1;</text:span></text:p>
      <text:p text:style-name="Standard"><text:soft-page-break/><text:span text:style-name="T1">}</text:span></text:p>
      <text:p text:style-name="Standard"><text:span text:style-name="T1">}</text:span></text:p>
      <text:p text:style-name="P1"/>
      <text:p text:style-name="Standard"><text:span text:style-name="T1">classify[row][column++]=ch;</text:span></text:p>
      <text:p text:style-name="P1"/>
      <text:p text:style-name="Standard"><text:span text:style-name="T1">int z=check_if_equal(ca2,cnt1);</text:span></text:p>
      <text:p text:style-name="P1"/>
      <text:p text:style-name="Standard"><text:span text:style-name="T1">//System.out.println("The value of Z is "+z);</text:span></text:p>
      <text:p text:style-name="Standard"><text:span text:style-name="T1">if(z==0)</text:span></text:p>
      <text:p text:style-name="Standard"><text:span text:style-name="T1">{</text:span></text:p>
      <text:p text:style-name="Standard"><text:span text:style-name="T1">System.out.print("\n---------&gt;TEMPERATURE("+ca2[0][0]+")---------&gt;PLAY\n");</text:span></text:p>
      <text:p text:style-name="Standard"><text:span text:style-name="T1">classify[row][column++]=ca2[0][0];</text:span></text:p>
      <text:p text:style-name="Standard"><text:span text:style-name="T1">classify[row][column++]='P';</text:span></text:p>
      <text:p text:style-name="Standard"><text:span text:style-name="T1">}</text:span></text:p>
      <text:p text:style-name="Standard"><text:span text:style-name="T1">else</text:span></text:p>
      <text:p text:style-name="Standard"><text:span text:style-name="T1">if(z==1)</text:span></text:p>
      <text:p text:style-name="Standard"><text:span text:style-name="T1">{</text:span></text:p>
      <text:p text:style-name="Standard"><text:span text:style-name="T1">System.out.print("\n---------&gt;HUMIDITY("+ca2[0][1]+")---------&gt;PLAY\n");</text:span></text:p>
      <text:p text:style-name="Standard"><text:span text:style-name="T1">classify[row][column++]=ca2[0][1];</text:span></text:p>
      <text:p text:style-name="Standard"><text:span text:style-name="T1">classify[row][column++]='P';</text:span></text:p>
      <text:p text:style-name="Standard"><text:span text:style-name="T1">}</text:span></text:p>
      <text:p text:style-name="Standard"><text:soft-page-break/><text:span text:style-name="T1">else</text:span></text:p>
      <text:p text:style-name="Standard"><text:span text:style-name="T1">if(z==2)</text:span></text:p>
      <text:p text:style-name="Standard"><text:span text:style-name="T1">{</text:span></text:p>
      <text:p text:style-name="Standard"><text:span text:style-name="T1">System.out.print("\n---------&gt;WINDY("+ca2[0][2]+")---------&gt;PLAY\n");</text:span></text:p>
      <text:p text:style-name="Standard"><text:span text:style-name="T1">classify[row][column++]=ca2[0][2];</text:span></text:p>
      <text:p text:style-name="Standard"><text:span text:style-name="T1">classify[row][column++]='P';</text:span></text:p>
      <text:p text:style-name="Standard"><text:span text:style-name="T1">}</text:span></text:p>
      <text:p text:style-name="P1"/>
      <text:p text:style-name="Standard"><text:span text:style-name="T1">/*</text:span></text:p>
      <text:p text:style-name="Standard"><text:span text:style-name="T1">System.out.println("The array containing ch and play");</text:span></text:p>
      <text:p text:style-name="Standard"><text:span text:style-name="T1">for(int i=0;i&lt;9;++i)</text:span></text:p>
      <text:p text:style-name="Standard"><text:span text:style-name="T1">{</text:span></text:p>
      <text:p text:style-name="Standard"><text:span text:style-name="T1">for(int j=0;j&lt;9;++j)</text:span></text:p>
      <text:p text:style-name="Standard"><text:span text:style-name="T1">{</text:span></text:p>
      <text:p text:style-name="Standard"><text:span text:style-name="T1">System.out.print(" "+ca2[i][j]);</text:span></text:p>
      <text:p text:style-name="Standard"><text:span text:style-name="T1">}</text:span></text:p>
      <text:p text:style-name="Standard"><text:span text:style-name="T1">System.out.println();</text:span></text:p>
      <text:p text:style-name="Standard"><text:span text:style-name="T1">}</text:span></text:p>
      <text:p text:style-name="Standard"><text:span text:style-name="T1">*/</text:span></text:p>
      <text:p text:style-name="P1"/>
      <text:p text:style-name="Standard"><text:span text:style-name="T1">//The array containing outlook value ch and class1=N</text:span></text:p>
      <text:p text:style-name="Standard"><text:soft-page-break/><text:span text:style-name="T1">cnt1=0;</text:span></text:p>
      <text:p text:style-name="Standard"><text:span text:style-name="T1">for(int i=0;i&lt;10;++i)</text:span></text:p>
      <text:p text:style-name="Standard"><text:span text:style-name="T1">{</text:span></text:p>
      <text:p text:style-name="Standard"><text:span text:style-name="T1">if(ca1[i][3]=='N')</text:span></text:p>
      <text:p text:style-name="Standard"><text:span text:style-name="T1">{</text:span></text:p>
      <text:p text:style-name="Standard"><text:span text:style-name="T1">ca3[cnt1][0]=ca1[i][0];</text:span></text:p>
      <text:p text:style-name="Standard"><text:span text:style-name="T1">ca3[cnt1][1]=ca1[i][1];</text:span></text:p>
      <text:p text:style-name="Standard"><text:span text:style-name="T1">ca3[cnt1][2]=ca1[i][2];</text:span></text:p>
      <text:p text:style-name="Standard"><text:span text:style-name="T1">ca3[cnt1][3]=ca1[i][3];</text:span></text:p>
      <text:p text:style-name="Standard"><text:span text:style-name="T1">++cnt1;</text:span></text:p>
      <text:p text:style-name="Standard"><text:span text:style-name="T1">}}</text:span></text:p>
      <text:p text:style-name="P1"/>
      <text:p text:style-name="Standard"><text:span text:style-name="T1">++row;</text:span></text:p>
      <text:p text:style-name="Standard"><text:span text:style-name="T1">column=0;</text:span></text:p>
      <text:p text:style-name="Standard"><text:span text:style-name="T1">classify[row][column++]=ch;</text:span></text:p>
      <text:p text:style-name="Standard"><text:span text:style-name="T1">z=check_if_equal(ca3,cnt1);</text:span></text:p>
      <text:p text:style-name="Standard"><text:span text:style-name="T1">if(z==0)</text:span></text:p>
      <text:p text:style-name="Standard"><text:span text:style-name="T1">{</text:span></text:p>
      <text:p text:style-name="Standard"><text:span text:style-name="T1">System.out.print("---------&gt;TEMPERATURE("+ca3[0][0]+")---------&gt;NO PLAY");</text:span></text:p>
      <text:p text:style-name="Standard"><text:span text:style-name="T1">classify[row][column++]=ca3[0][0];</text:span></text:p>
      <text:p text:style-name="Standard"><text:span text:style-name="T1">classify[row][column++]='N';</text:span></text:p>
      <text:p text:style-name="Standard"><text:soft-page-break/><text:span text:style-name="T1">}</text:span></text:p>
      <text:p text:style-name="Standard"><text:span text:style-name="T1">else</text:span></text:p>
      <text:p text:style-name="Standard"><text:span text:style-name="T1">if(z==1)</text:span></text:p>
      <text:p text:style-name="Standard"><text:span text:style-name="T1">{</text:span></text:p>
      <text:p text:style-name="Standard"><text:span text:style-name="T1">System.out.print("---------&gt;HUMIDITY("+ca3[0][1]+")---------&gt;NO PLAY");</text:span></text:p>
      <text:p text:style-name="Standard"><text:span text:style-name="T1">classify[row][column++]=ca3[0][1];</text:span></text:p>
      <text:p text:style-name="Standard"><text:span text:style-name="T1">classify[row][column++]='N';</text:span></text:p>
      <text:p text:style-name="Standard"><text:span text:style-name="T1">}</text:span></text:p>
      <text:p text:style-name="Standard"><text:span text:style-name="T1">else</text:span></text:p>
      <text:p text:style-name="Standard"><text:span text:style-name="T1">if(z==2)</text:span></text:p>
      <text:p text:style-name="Standard"><text:span text:style-name="T1">{</text:span></text:p>
      <text:p text:style-name="Standard"><text:span text:style-name="T1">System.out.print("---------&gt;WINDY("+ca3[0][2]+")---------&gt;NO PLAY");</text:span></text:p>
      <text:p text:style-name="Standard"><text:span text:style-name="T1">classify[row][column++]=ca3[0][2];</text:span></text:p>
      <text:p text:style-name="Standard"><text:span text:style-name="T1">classify[row][column++]='N';</text:span></text:p>
      <text:p text:style-name="Standard"><text:span text:style-name="T1">}</text:span></text:p>
      <text:p text:style-name="P1"/>
      <text:p text:style-name="Standard"><text:span text:style-name="T1">/*System.out.println("The array containing ch and not play");</text:span></text:p>
      <text:p text:style-name="Standard"><text:span text:style-name="T1">for(int i=0;i&lt;9;++i)</text:span></text:p>
      <text:p text:style-name="Standard"><text:span text:style-name="T1">{</text:span></text:p>
      <text:p text:style-name="Standard"><text:span text:style-name="T1">for(int j=0;j&lt;9;++j)</text:span></text:p>
      <text:p text:style-name="Standard"><text:span text:style-name="T1">{</text:span></text:p>
      <text:p text:style-name="Standard"><text:soft-page-break/><text:span text:style-name="T1">System.out.print(" "+ca3[i][j]);</text:span></text:p>
      <text:p text:style-name="Standard"><text:span text:style-name="T1">}</text:span></text:p>
      <text:p text:style-name="Standard"><text:span text:style-name="T1">System.out.println();</text:span></text:p>
      <text:p text:style-name="Standard"><text:span text:style-name="T1">}</text:span></text:p>
      <text:p text:style-name="Standard"><text:span text:style-name="T1">*/</text:span></text:p>
      <text:p text:style-name="P1"/>
      <text:p text:style-name="Standard"><text:span text:style-name="T1">}</text:span></text:p>
      <text:p text:style-name="Standard"><text:span text:style-name="T1">public static void main(String args[])</text:span></text:p>
      <text:p text:style-name="Standard"><text:span text:style-name="T1">{</text:span></text:p>
      <text:p text:style-name="Standard"><text:span text:style-name="T1">Scanner scr=new Scanner(System.in);</text:span></text:p>
      <text:p text:style-name="Standard"><text:span text:style-name="T1">HD=play*(Math.log(1/play)/Math.log(10))+nplay*(Math.log(1/nplay)/Math.log(10));</text:span></text:p>
      <text:p text:style-name="Standard"><text:span text:style-name="T1">System.out.println("\nThe value of H(D) is "+HD);</text:span></text:p>
      <text:p text:style-name="P1"/>
      <text:p text:style-name="Standard"><text:span text:style-name="T1">tree sunny=new tree('S',1);</text:span></text:p>
      <text:p text:style-name="Standard"><text:span text:style-name="T1">tree overcast=new tree('O',1);</text:span></text:p>
      <text:p text:style-name="Standard"><text:span text:style-name="T1">tree rain=new tree('R',1);</text:span></text:p>
      <text:p text:style-name="Standard"><text:span text:style-name="T1">tree hot=new tree('B',2); </text:span></text:p>
      <text:p text:style-name="Standard"><text:span text:style-name="T1">tree mild=new tree('M',2);</text:span></text:p>
      <text:p text:style-name="Standard"><text:span text:style-name="T1">tree cool=new tree('C',2);</text:span></text:p>
      <text:p text:style-name="Standard"><text:span text:style-name="T1">tree high=new tree('H',3); </text:span></text:p>
      <text:p text:style-name="Standard"><text:span text:style-name="T1">tree normal=new tree('N',3);</text:span></text:p>
      <text:p text:style-name="Standard"><text:soft-page-break/><text:span text:style-name="T1">tree tru=new tree('T',4);</text:span></text:p>
      <text:p text:style-name="Standard"><text:span text:style-name="T1">tree fal=new tree('F',4);</text:span></text:p>
      <text:p text:style-name="P1"/>
      <text:p text:style-name="Standard"><text:span text:style-name="T1">sunny=cal_hd(sunny,1);</text:span></text:p>
      <text:p text:style-name="Standard"><text:span text:style-name="T1">overcast=cal_hd(overcast,1);</text:span></text:p>
      <text:p text:style-name="Standard"><text:span text:style-name="T1">rain=cal_hd(rain,1);</text:span></text:p>
      <text:p text:style-name="Standard"><text:span text:style-name="T1">hot=cal_hd(hot,2);</text:span></text:p>
      <text:p text:style-name="Standard"><text:span text:style-name="T1">mild=cal_hd(mild,2);</text:span></text:p>
      <text:p text:style-name="Standard"><text:span text:style-name="T1">cool=cal_hd(cool,2);</text:span></text:p>
      <text:p text:style-name="Standard"><text:span text:style-name="T1">high=cal_hd(high,3);</text:span></text:p>
      <text:p text:style-name="Standard"><text:span text:style-name="T1">normal=cal_hd(normal,3);</text:span></text:p>
      <text:p text:style-name="Standard"><text:span text:style-name="T1">tru=cal_hd(tru,4);</text:span></text:p>
      <text:p text:style-name="Standard"><text:span text:style-name="T1">fal=cal_hd(fal,4);</text:span></text:p>
      <text:p text:style-name="P1"/>
      <text:p text:style-name="Standard"><text:span text:style-name="T1">G1=HD-(sunny.p*sunny.hd+overcast.p*overcast.hd+rain.p*rain.hd);</text:span></text:p>
      <text:p text:style-name="Standard"><text:span text:style-name="T1">G2=HD-(hot.p*hot.hd+mild.p*mild.hd+cool.p*cool.hd);</text:span></text:p>
      <text:p text:style-name="Standard"><text:span text:style-name="T1">G3=HD-(high.p*high.hd+normal.p*normal.hd);</text:span></text:p>
      <text:p text:style-name="Standard"><text:span text:style-name="T1">G4=HD-(tru.p*tru.hd+fal.p*fal.hd);</text:span></text:p>
      <text:p text:style-name="P1"/>
      <text:p text:style-name="Standard"><text:span text:style-name="T1">int gflag=0;</text:span></text:p>
      <text:p text:style-name="P1"/>
      <text:p text:style-name="Standard"><text:soft-page-break/><text:span text:style-name="T1">System.out.println("\nGain(D,Outlook)= "+G1 +"\nGain(D,Temperature)= "+G2+"\nGain(D,Humidity)= "+G3+"\nGain(D,Windy)= "+G4);</text:span></text:p>
      <text:p text:style-name="Standard"><text:span text:style-name="T1">System.out.print("\nThe Splitting factor is ");</text:span></text:p>
      <text:p text:style-name="Standard"><text:span text:style-name="T1">if(G1&gt;G2 &amp;&amp; G1&gt;G3 &amp;&amp; G1&gt;G4)</text:span></text:p>
      <text:p text:style-name="Standard"><text:span text:style-name="T1">System.out.println("Outlook");</text:span></text:p>
      <text:p text:style-name="Standard"><text:span text:style-name="T1">else</text:span></text:p>
      <text:p text:style-name="Standard"><text:span text:style-name="T1">if(G2&gt;G1 &amp;&amp; G2&gt;G3 &amp;&amp; G2&gt;G4)</text:span></text:p>
      <text:p text:style-name="Standard"><text:span text:style-name="T1">System.out.println("Temperature");</text:span></text:p>
      <text:p text:style-name="Standard"><text:span text:style-name="T1">else</text:span></text:p>
      <text:p text:style-name="Standard"><text:span text:style-name="T1">if(G3&gt;G2 &amp;&amp; G3&gt;G1 &amp;&amp; G3&gt;G4)</text:span></text:p>
      <text:p text:style-name="Standard"><text:span text:style-name="T1">System.out.println("Humidity");</text:span></text:p>
      <text:p text:style-name="Standard"><text:span text:style-name="T1">else</text:span></text:p>
      <text:p text:style-name="Standard"><text:span text:style-name="T1">if(G4&gt;G2 &amp;&amp; G4&gt;G3 &amp;&amp; G4&gt;G1)</text:span></text:p>
      <text:p text:style-name="Standard"><text:span text:style-name="T1">System.out.println("Windy");</text:span></text:p>
      <text:p text:style-name="P1"/>
      <text:p text:style-name="Standard"><text:span text:style-name="T1">System.out.println("\nThe Tree is as follows:-");</text:span></text:p>
      <text:p text:style-name="Standard"><text:span text:style-name="T1">System.out.print("\nOUTLOOK(S)");</text:span></text:p>
      <text:p text:style-name="Standard"><text:span text:style-name="T1">compute('S');</text:span></text:p>
      <text:p text:style-name="Standard"><text:span text:style-name="T1">++row;</text:span></text:p>
      <text:p text:style-name="Standard"><text:span text:style-name="T1">column=0;</text:span></text:p>
      <text:p text:style-name="Standard"><text:span text:style-name="T1">System.out.print("\n\n\nOUTLOOK(O)");</text:span></text:p>
      <text:p text:style-name="Standard"><text:span text:style-name="T1">compute('O');</text:span></text:p>
      <text:p text:style-name="Standard"><text:soft-page-break/><text:span text:style-name="T1">++row;</text:span></text:p>
      <text:p text:style-name="Standard"><text:span text:style-name="T1">column=0;</text:span></text:p>
      <text:p text:style-name="Standard"><text:span text:style-name="T1">System.out.print("\n\n\nOUTLOOK(R)");</text:span></text:p>
      <text:p text:style-name="Standard"><text:span text:style-name="T1">compute('R');</text:span></text:p>
      <text:p text:style-name="P1"/>
      <text:p text:style-name="Standard"><text:span text:style-name="T1">char input[]=new char[4];</text:span></text:p>
      <text:p text:style-name="Standard"><text:span text:style-name="T1">String s; </text:span></text:p>
      <text:p text:style-name="P1"/>
      <text:p text:style-name="Standard"><text:span text:style-name="T1">System.out.println("\nMenu:\n\nOutlook: Sunny=S Overcast=O Rainy=R\n\nTemperature: Hot=B Medium=M Cool=C\n\nHumidity: High=H Normal=N\n\nWindy: True=T False=F");</text:span></text:p>
      <text:p text:style-name="P1"/>
      <text:p text:style-name="Standard"><text:span text:style-name="T1">System.out.println("\n\nEnter your new tuple to be classified ");</text:span></text:p>
      <text:p text:style-name="Standard"><text:span text:style-name="T1">System.out.print("\nOutlook(S/O/R)= ");</text:span></text:p>
      <text:p text:style-name="Standard"><text:span text:style-name="T1">s=scr.nextLine();</text:span></text:p>
      <text:p text:style-name="Standard"><text:span text:style-name="T1">input[0]=s.charAt(0);</text:span></text:p>
      <text:p text:style-name="Standard"><text:span text:style-name="T1">System.out.print("\nTemperature(B/M/C)= ");</text:span></text:p>
      <text:p text:style-name="Standard"><text:span text:style-name="T1">s=scr.nextLine();</text:span></text:p>
      <text:p text:style-name="Standard"><text:span text:style-name="T1">input[1]=s.charAt(0);</text:span></text:p>
      <text:p text:style-name="Standard"><text:span text:style-name="T1">System.out.print("\nHumidity(H/N)= ");</text:span></text:p>
      <text:p text:style-name="Standard"><text:span text:style-name="T1">s=scr.nextLine();</text:span></text:p>
      <text:p text:style-name="Standard"><text:span text:style-name="T1">input[2]=s.charAt(0);</text:span></text:p>
      <text:p text:style-name="Standard"><text:span text:style-name="T1">System.out.print("\nWindy(T/F)= ");</text:span></text:p>
      <text:p text:style-name="Standard"><text:soft-page-break/><text:span text:style-name="T1">s=scr.nextLine();</text:span></text:p>
      <text:p text:style-name="Standard"><text:span text:style-name="T1">input[3]=s.charAt(0);</text:span></text:p>
      <text:p text:style-name="P1"/>
      <text:p text:style-name="Standard"><text:span text:style-name="T1">/* Display classify</text:span></text:p>
      <text:p text:style-name="Standard"><text:span text:style-name="T1">for(int i=0;i&lt;9;++i)</text:span></text:p>
      <text:p text:style-name="Standard"><text:span text:style-name="T1">{</text:span></text:p>
      <text:p text:style-name="Standard"><text:span text:style-name="T1">for(int j=0;j&lt;9;++j)</text:span></text:p>
      <text:p text:style-name="Standard"><text:span text:style-name="T1">{</text:span></text:p>
      <text:p text:style-name="Standard"><text:span text:style-name="T1">System.out.print(" "+classify[i][j]);</text:span></text:p>
      <text:p text:style-name="Standard"><text:span text:style-name="T1">}</text:span></text:p>
      <text:p text:style-name="Standard"><text:span text:style-name="T1">System.out.println();</text:span></text:p>
      <text:p text:style-name="Standard"><text:span text:style-name="T1">}</text:span></text:p>
      <text:p text:style-name="Standard"><text:span text:style-name="T1">*/</text:span></text:p>
      <text:p text:style-name="Standard"><text:span text:style-name="T1">System.out.print("Your input is ");</text:span></text:p>
      <text:p text:style-name="Standard"><text:span text:style-name="T1">for(int i=0;i&lt;4;++i)</text:span></text:p>
      <text:p text:style-name="Standard"><text:span text:style-name="T1">System.out.print(" "+input[i]);</text:span></text:p>
      <text:p text:style-name="Standard"><text:span text:style-name="T1">int inc1=0;</text:span></text:p>
      <text:p text:style-name="Standard"><text:span text:style-name="T1">do</text:span></text:p>
      <text:p text:style-name="Standard"><text:span text:style-name="T1">{</text:span></text:p>
      <text:p text:style-name="Standard"><text:span text:style-name="T1">if(input[0]==classify[inc1][0])</text:span></text:p>
      <text:p text:style-name="Standard"><text:span text:style-name="T1">{</text:span></text:p>
      <text:p text:style-name="Standard"><text:soft-page-break/><text:span text:style-name="T1">if(classify[inc1][1]=='P')</text:span></text:p>
      <text:p text:style-name="Standard"><text:span text:style-name="T1"><text:s text:c="3"/>{</text:span></text:p>
      <text:p text:style-name="Standard"><text:span text:style-name="T1"><text:s text:c="4"/>System.out.println("\n\nTuple classified as PLAY");</text:span></text:p>
      <text:p text:style-name="Standard"><text:span text:style-name="T1"><text:s text:c="4"/>break;</text:span></text:p>
      <text:p text:style-name="Standard"><text:span text:style-name="T1"><text:s text:c="3"/>}</text:span></text:p>
      <text:p text:style-name="Standard"><text:span text:style-name="T1">else</text:span></text:p>
      <text:p text:style-name="Standard"><text:span text:style-name="T1">if(input[1]==classify[inc1][1] || input[2]==classify[inc1][1] || input[3]==classify[inc1][1])</text:span></text:p>
      <text:p text:style-name="Standard"><text:span text:style-name="T1">{</text:span></text:p>
      <text:p text:style-name="Standard"><text:span text:style-name="T1"><text:s text:c="3"/>if(classify[inc1][2]=='P')</text:span></text:p>
      <text:p text:style-name="Standard"><text:span text:style-name="T1"><text:s text:c="3"/>{</text:span></text:p>
      <text:p text:style-name="Standard"><text:span text:style-name="T1"><text:s text:c="3"/>System.out.println("\n\nTuple classified as PLAY");</text:span></text:p>
      <text:p text:style-name="Standard"><text:span text:style-name="T1"><text:s text:c="3"/>break;</text:span></text:p>
      <text:p text:style-name="Standard"><text:span text:style-name="T1"><text:s text:c="3"/>}</text:span></text:p>
      <text:p text:style-name="Standard"><text:span text:style-name="T1"><text:s text:c="3"/>else</text:span></text:p>
      <text:p text:style-name="Standard"><text:span text:style-name="T1"><text:s text:c="3"/>if(classify[inc1][2]=='N')</text:span></text:p>
      <text:p text:style-name="Standard"><text:span text:style-name="T1"><text:s text:c="3"/>{</text:span></text:p>
      <text:p text:style-name="Standard"><text:span text:style-name="T1"><text:s text:c="3"/>System.out.println("\n\nTuple classified as NO PLAY");</text:span></text:p>
      <text:p text:style-name="Standard"><text:span text:style-name="T1"><text:s text:c="3"/>break;</text:span></text:p>
      <text:p text:style-name="Standard"><text:span text:style-name="T1"><text:s text:c="3"/>}</text:span></text:p>
      <text:p text:style-name="Standard"><text:span text:style-name="T1">}</text:span></text:p>
      <text:p text:style-name="Standard"><text:span text:style-name="T1">}</text:span></text:p>
      <text:p text:style-name="Standard"><text:soft-page-break/><text:span text:style-name="T1">++inc1;</text:span></text:p>
      <text:p text:style-name="Standard"><text:span text:style-name="T1">}</text:span></text:p>
      <text:p text:style-name="Standard"><text:span text:style-name="T1">while(true);</text:span></text:p>
      <text:p text:style-name="Standard"><text:span text:style-name="T1">}</text:span></text:p>
      <text:p text:style-name="Standard"><text:span text:style-name="T1">}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0" meta:paragraph-count="365" meta:word-count="641" meta:character-count="7373" meta:non-whitespace-character-count="7059"/>
    <meta:generator>LibreOfficeDev/6.0.5.2$Linux_X86_64 LibreOffice_project/</meta:generator>
  </office:meta>
</office:document-meta>
</file>